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 Unicode MS" svg:font-family="'Arial Unicode M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35cm" draw:stroke-linejoin="miter" draw:fill="solid" draw:fill-color="#0680c3" draw:textarea-vertical-align="middle" draw:auto-grow-height="false" draw:fit-to-size="false" style:shrink-to-fit="false" fo:min-height="0cm" fo:min-width="4.256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35cm" draw:stroke-linejoin="miter" draw:fill="solid" draw:fill-color="#07a398" draw:textarea-vertical-align="middle" draw:auto-grow-height="false" draw:fit-to-size="false" style:shrink-to-fit="false" fo:min-height="0cm" fo:min-width="4.351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35cm" draw:stroke-linejoin="miter" draw:fill="solid" draw:fill-color="#90c221" draw:textarea-vertical-align="middle" draw:auto-grow-height="false" draw:fit-to-size="false" style:shrink-to-fit="false" fo:min-height="0cm" fo:min-width="4.306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35cm" draw:stroke-linejoin="miter" draw:fill="solid" draw:fill-color="#fba200" draw:textarea-vertical-align="middle" draw:auto-grow-height="false" draw:fit-to-size="false" style:shrink-to-fit="false" fo:min-height="0cm" fo:min-width="4.351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.035cm" draw:stroke-linejoin="miter" draw:fill="solid" draw:fill-color="#e62601" draw:textarea-vertical-align="middle" draw:auto-grow-height="false" draw:fit-to-size="false" style:shrink-to-fit="false" fo:min-height="0cm" fo:min-width="6.231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35cm" draw:stroke-linejoin="miter" draw:fill="solid" draw:fill-color="#07a398" draw:opacity="60%" draw:textarea-vertical-align="middle" draw:auto-grow-height="false" draw:fit-to-size="false" style:shrink-to-fit="false" fo:min-height="1.628cm" fo:min-width="1.276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.035cm" draw:stroke-linejoin="miter" draw:fill="solid" draw:fill-color="#07a398" draw:textarea-vertical-align="middle" draw:auto-grow-height="false" draw:fit-to-size="false" style:shrink-to-fit="false" fo:min-height="0.892cm" fo:min-width="0.577cm" fo:padding-top="0.125cm" fo:padding-bottom="0.125cm" fo:padding-left="0.25cm" fo:padding-right="0.25cm" fo:wrap-option="wrap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.035cm" draw:stroke-linejoin="miter" draw:fill="solid" draw:fill-color="#90c221" draw:opacity="60%" draw:textarea-vertical-align="middle" draw:auto-grow-height="false" draw:fit-to-size="false" style:shrink-to-fit="false" fo:min-height="1.628cm" fo:min-width="1.276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.035cm" draw:stroke-linejoin="miter" draw:fill="solid" draw:fill-color="#90c221" draw:textarea-vertical-align="middle" draw:auto-grow-height="false" draw:fit-to-size="false" style:shrink-to-fit="false" fo:min-height="0.892cm" fo:min-width="0.578cm" fo:padding-top="0.125cm" fo:padding-bottom="0.125cm" fo:padding-left="0.25cm" fo:padding-right="0.25cm" fo:wrap-option="wrap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.035cm" draw:stroke-linejoin="miter" draw:fill="solid" draw:fill-color="#fba200" draw:opacity="60%" draw:textarea-vertical-align="middle" draw:auto-grow-height="false" draw:fit-to-size="false" style:shrink-to-fit="false" fo:min-height="1.628cm" fo:min-width="1.277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.035cm" draw:stroke-linejoin="miter" draw:fill="solid" draw:fill-color="#fba200" draw:textarea-vertical-align="middle" draw:auto-grow-height="false" draw:fit-to-size="false" style:shrink-to-fit="false" fo:min-height="0.887cm" fo:min-width="0.578cm" fo:padding-top="0.125cm" fo:padding-bottom="0.125cm" fo:padding-left="0.25cm" fo:padding-right="0.25cm" fo:wrap-option="wrap"/>
    </style:style>
    <style:style style:name="gr1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.035cm" draw:stroke-linejoin="miter" draw:fill="solid" draw:fill-color="#e62601" draw:opacity="60%" draw:textarea-vertical-align="middle" draw:auto-grow-height="false" draw:fit-to-size="false" style:shrink-to-fit="false" fo:min-height="1.628cm" fo:min-width="1.277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svg:stroke-width="0.035cm" draw:stroke-linejoin="miter" draw:fill="solid" draw:fill-color="#e62601" draw:textarea-vertical-align="middle" draw:auto-grow-height="false" draw:fit-to-size="false" style:shrink-to-fit="false" fo:min-height="0.892cm" fo:min-width="0.578cm" fo:padding-top="0.125cm" fo:padding-bottom="0.125cm" fo:padding-left="0.25cm" fo:padding-right="0.25cm" fo:wrap-option="wrap"/>
    </style:style>
    <style:style style:name="gr1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.412cm" fo:min-width="3.859cm" fo:padding-top="0.125cm" fo:padding-bottom="0.125cm" fo:padding-left="0.25cm" fo:padding-right="0.25cm" fo:wrap-option="wrap"/>
    </style:style>
    <style:style style:name="gr19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481cm" fo:min-width="3.861cm" fo:padding-top="0.125cm" fo:padding-bottom="0.125cm" fo:padding-left="0.25cm" fo:padding-right="0.25cm" fo:wrap-option="wrap"/>
    </style:style>
    <style:style style:name="gr20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.281cm" fo:min-width="6.296cm" fo:padding-top="0.125cm" fo:padding-bottom="0.125cm" fo:padding-left="0.25cm" fo:padding-right="0.25cm" fo:wrap-option="wrap"/>
    </style:style>
    <style:style style:name="gr2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425cm" fo:min-width="6.3cm" fo:padding-top="0.125cm" fo:padding-bottom="0.125cm" fo:padding-left="0.25cm" fo:padding-right="0.25cm" fo:wrap-option="wrap"/>
    </style:style>
    <style:style style:name="gr22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.412cm" fo:min-width="8.316cm" fo:padding-top="0.125cm" fo:padding-bottom="0.125cm" fo:padding-left="0.25cm" fo:padding-right="0.25cm" fo:wrap-option="wrap"/>
    </style:style>
    <style:style style:name="gr2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48cm" fo:min-width="8.319cm" fo:padding-top="0.125cm" fo:padding-bottom="0.125cm" fo:padding-left="0.25cm" fo:padding-right="0.25cm" fo:wrap-option="wrap"/>
    </style:style>
    <style:style style:name="gr24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.412cm" fo:min-width="5.614cm" fo:padding-top="0.125cm" fo:padding-bottom="0.125cm" fo:padding-left="0.25cm" fo:padding-right="0.25cm" fo:wrap-option="wrap"/>
    </style:style>
    <style:style style:name="gr2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482cm" fo:min-width="5.614cm" fo:padding-top="0.125cm" fo:padding-bottom="0.125cm" fo:padding-left="0.25cm" fo:padding-right="0.25cm" fo:wrap-option="wrap"/>
    </style:style>
    <style:style style:name="gr2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.412cm" fo:min-width="5.396cm" fo:padding-top="0.125cm" fo:padding-bottom="0.125cm" fo:padding-left="0.25cm" fo:padding-right="0.25cm" fo:wrap-option="wrap"/>
    </style:style>
    <style:style style:name="gr27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481cm" fo:min-width="5.394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none" svg:stroke-width="0.035cm" draw:stroke-linejoin="miter" draw:fill="solid" draw:fill-color="#0680c3" draw:opacity="60%" draw:textarea-vertical-align="middle" draw:auto-grow-height="false" draw:fit-to-size="false" style:shrink-to-fit="false" fo:min-height="1.628cm" fo:min-width="1.276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none" svg:stroke-width="0.035cm" draw:stroke-linejoin="miter" draw:fill="solid" draw:fill-color="#0680c3" draw:textarea-vertical-align="middle" draw:auto-grow-height="false" draw:fit-to-size="false" style:shrink-to-fit="false" fo:min-height="0.892cm" fo:min-width="0.578cm" fo:padding-top="0.125cm" fo:padding-bottom="0.125cm" fo:padding-left="0.25cm" fo:padding-right="0.25cm" fo:wrap-option="wrap"/>
    </style:style>
    <style:style style:name="gr30" style:family="graphic" style:parent-style-name="standard" style:list-style-name="L2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1" style:family="graphic">
      <style:graphic-properties style:protect="size"/>
    </style:style>
    <style:style style:name="pr1" style:family="presentation" style:parent-style-name="Title_20_Slide-notes">
      <style:graphic-properties draw:fill-color="#ffffff" draw:auto-grow-height="true" fo:min-height="13.364cm"/>
    </style:style>
    <style:style style:name="P1" style:family="paragraph">
      <loext:graphic-properties draw:fill="solid" draw:fill-color="#0680c3"/>
      <style:paragraph-properties fo:text-align="start" style:font-independent-line-spacing="true"/>
      <style:text-properties fo:font-size="18pt"/>
    </style:style>
    <style:style style:name="P2" style:family="paragraph">
      <loext:graphic-properties draw:fill="solid" draw:fill-color="#07a398"/>
      <style:paragraph-properties fo:text-align="start" style:font-independent-line-spacing="true"/>
      <style:text-properties fo:font-size="18pt"/>
    </style:style>
    <style:style style:name="P3" style:family="paragraph">
      <loext:graphic-properties draw:fill="solid" draw:fill-color="#90c221"/>
      <style:paragraph-properties fo:text-align="start" style:font-independent-line-spacing="true"/>
      <style:text-properties fo:font-size="18pt"/>
    </style:style>
    <style:style style:name="P4" style:family="paragraph">
      <loext:graphic-properties draw:fill="solid" draw:fill-color="#fba200"/>
      <style:paragraph-properties fo:text-align="start" style:font-independent-line-spacing="true"/>
      <style:text-properties fo:font-size="18pt"/>
    </style:style>
    <style:style style:name="P5" style:family="paragraph">
      <loext:graphic-properties draw:fill="solid" draw:fill-color="#e62601"/>
      <style:paragraph-properties fo:text-align="start" style:font-independent-line-spacing="true"/>
      <style:text-properties fo:font-size="18pt"/>
    </style:style>
    <style:style style:name="P6" style:family="paragraph">
      <loext:graphic-properties draw:fill="solid" draw:fill-color="#07a398" draw:opacity="60%"/>
      <style:paragraph-properties fo:text-align="start" style:font-independent-line-spacing="true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9" style:family="paragraph">
      <loext:graphic-properties draw:fill="solid" draw:fill-color="#90c221" draw:opacity="60%"/>
      <style:paragraph-properties fo:text-align="start" style:font-independent-line-spacing="true"/>
      <style:text-properties fo:font-size="18pt"/>
    </style:style>
    <style:style style:name="P10" style:family="paragraph">
      <loext:graphic-properties draw:fill="solid" draw:fill-color="#fba200" draw:opacity="60%"/>
      <style:paragraph-properties fo:text-align="start" style:font-independent-line-spacing="true"/>
      <style:text-properties fo:font-size="18pt"/>
    </style:style>
    <style:style style:name="P11" style:family="paragraph">
      <loext:graphic-properties draw:fill="solid" draw:fill-color="#e62601" draw:opacity="60%"/>
      <style:paragraph-properties fo:text-align="start" style:font-independent-line-spacing="true"/>
      <style:text-properties fo:font-size="18pt"/>
    </style:style>
    <style:style style:name="P12" style:family="paragraph">
      <style:paragraph-properties fo:margin-left="0cm" fo:margin-right="0cm" fo:margin-top="0.085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true"/>
    </style:style>
    <style:style style:name="P13" style:family="paragraph">
      <loext:graphic-properties draw:fill="none"/>
      <style:paragraph-properties fo:margin-left="0cm" fo:margin-right="0cm" fo:margin-top="0.085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true"/>
    </style:style>
    <style:style style:name="P14" style:family="paragraph">
      <loext:graphic-properties draw:fill="solid" draw:fill-color="#0680c3" draw:opacity="60%"/>
      <style:paragraph-properties fo:text-align="start" style:font-independent-line-spacing="true"/>
      <style:text-properties fo:font-size="18pt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true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true"/>
    </style:style>
    <style:style style:name="P17" style:family="paragraph">
      <loext:graphic-properties draw:fill-color="#ffffff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16pt" fo:letter-spacing="normal" fo:font-style="normal" style:text-underline-style="none" fo:font-weight="bold" style:font-name-asian="Arial Unicode MS" style:font-size-asian="16pt" style:font-style-asian="normal" style:font-weight-asian="bold" style:font-name-complex="Arial1" style:font-size-complex="16pt" style:font-style-complex="normal" style:font-weight-complex="bold"/>
    </style:style>
    <style:style style:name="T2" style:family="text">
      <style:text-properties fo:font-variant="normal" fo:text-transform="none" fo:color="#40404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 Unicode MS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3" style:family="text">
      <style:text-properties fo:font-variant="normal" fo:text-transform="none" fo:color="#404040" style:text-line-through-style="none" style:text-line-through-type="none" style:text-position="0% 100%" style:font-name="Arial" fo:font-size="12pt" fo:letter-spacing="normal" fo:font-style="normal" style:text-underline-style="none" fo:font-weight="bold" style:font-name-asian="Arial Unicode MS" style:font-size-asian="12pt" style:font-style-asian="normal" style:font-weight-asian="bold" style:font-name-complex="Arial1" style:font-size-complex="12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" fo:font-size="16pt" fo:letter-spacing="normal" fo:font-style="normal" style:text-underline-style="none" fo:font-weight="bold" style:font-name-asian="Arial Unicode MS" style:font-size-asian="16pt" style:font-style-asian="normal" style:font-weight-asian="bold" style:font-name-complex="Arial" style:font-size-complex="1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40404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Free PPT Templates: Allppt.com" draw:style-name="dp1" draw:master-page-name="Title_20_Slide" presentation:presentation-page-layout-name="AL1T0">
        <draw:custom-shape draw:name="Rectangle 4" draw:style-name="gr1" draw:text-style-name="P1" draw:layer="layout" svg:width="4.755cm" svg:height="0.094cm" svg:x="2.007cm" svg:y="7.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2" draw:text-style-name="P2" draw:layer="layout" svg:width="4.85cm" svg:height="0.094cm" svg:x="6.761cm" svg:y="7.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3" draw:text-style-name="P3" draw:layer="layout" svg:width="4.805cm" svg:height="0.094cm" svg:x="11.553cm" svg:y="7.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4" draw:text-style-name="P4" draw:layer="layout" svg:width="4.85cm" svg:height="0.094cm" svg:x="16.346cm" svg:y="7.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5" draw:text-style-name="P5" draw:layer="layout" svg:width="6.73cm" svg:height="0.094cm" svg:x="21.185cm" svg:y="7.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그룹 545">
          <draw:custom-shape draw:name="Oval 10" draw:style-name="gr6" draw:text-style-name="P6" draw:layer="layout" svg:width="2.512cm" svg:height="2.654cm" svg:x="9.051cm" svg:y="6.04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5" draw:style-name="gr7" draw:text-style-name="P2" draw:layer="layout" svg:width="1.523cm" svg:height="1.614cm" svg:x="9.549cm" svg:y="6.56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548" draw:style-name="gr8" draw:text-style-name="P8" draw:layer="layout" svg:width="2.121cm" svg:height="0.927cm" svg:x="9.255cm" svg:y="6.897cm">
            <text:p text:style-name="P7"><text:span text:style-name="T1">200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그룹 549">
          <draw:custom-shape draw:name="Oval 11" draw:style-name="gr9" draw:text-style-name="P9" draw:layer="layout" svg:width="2.512cm" svg:height="2.654cm" svg:x="13.856cm" svg:y="6.04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6" draw:style-name="gr10" draw:text-style-name="P3" draw:layer="layout" svg:width="1.524cm" svg:height="1.614cm" svg:x="14.35cm" svg:y="6.56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552" draw:style-name="gr11" draw:text-style-name="P8" draw:layer="layout" svg:width="2.127cm" svg:height="0.927cm" svg:x="14.067cm" svg:y="6.897cm">
            <text:p text:style-name="P7"><text:span text:style-name="T1">201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그룹 553">
          <draw:custom-shape draw:name="Oval 9" draw:style-name="gr12" draw:text-style-name="P10" draw:layer="layout" svg:width="2.513cm" svg:height="2.656cm" svg:x="18.661cm" svg:y="6.03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4" draw:style-name="gr13" draw:text-style-name="P4" draw:layer="layout" svg:width="1.524cm" svg:height="1.607cm" svg:x="19.155cm" svg:y="6.5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556" draw:style-name="gr14" draw:text-style-name="P8" draw:layer="layout" svg:width="2.123cm" svg:height="0.927cm" svg:x="18.885cm" svg:y="6.9cm">
            <text:p text:style-name="P7"><text:span text:style-name="T1">201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그룹 557">
          <draw:custom-shape draw:name="Oval 13" draw:style-name="gr15" draw:text-style-name="P11" draw:layer="layout" svg:width="2.513cm" svg:height="2.654cm" svg:x="23.466cm" svg:y="6.04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8" draw:style-name="gr16" draw:text-style-name="P5" draw:layer="layout" svg:width="1.524cm" svg:height="1.614cm" svg:x="23.96cm" svg:y="6.56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560" draw:style-name="gr17" draw:text-style-name="P8" draw:layer="layout" svg:width="2.124cm" svg:height="0.927cm" svg:x="23.701cm" svg:y="6.926cm">
            <text:p text:style-name="P7"><text:span text:style-name="T1">201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그룹 576">
          <draw:custom-shape draw:name="Text Placeholder 12" draw:style-name="gr18" draw:text-style-name="P13" draw:layer="layout" svg:width="4.358cm" svg:height="1.661cm" svg:x="3.306cm" svg:y="3.739cm">
            <text:p text:style-name="P12"><text:span text:style-name="T2">Δημιουργία του Trusted Computing Platform Allianc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Placeholder 13" draw:style-name="gr19" draw:text-style-name="P13" draw:layer="layout" svg:width="4.36cm" svg:height="0.73cm" svg:x="3.277cm" svg:y="3.04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그룹 579">
          <draw:custom-shape draw:name="Text Placeholder 12" draw:style-name="gr20" draw:text-style-name="P13" draw:layer="layout" svg:width="6.795cm" svg:height="1.53cm" svg:x="6.893cm" svg:y="9.439cm">
            <text:p text:style-name="P12"><text:span text:style-name="T2">Η ARM ενσωματώνει για πρώτη φορά την τεχνολογία ARM TrustZone στους επεξεργαστές της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Placeholder 13" draw:style-name="gr21" draw:text-style-name="P13" draw:layer="layout" svg:width="6.799cm" svg:height="0.674cm" svg:x="6.848cm" svg:y="8.798cm">
            <text:p text:style-name="P12"><text:span text:style-name="T3">ARM TrustZon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그룹 582">
          <draw:custom-shape draw:name="Text Placeholder 12" draw:style-name="gr22" draw:text-style-name="P13" draw:layer="layout" svg:width="8.815cm" svg:height="1.661cm" svg:x="11.226cm" svg:y="4.224cm">
            <text:p text:style-name="P12"><text:span text:style-name="T2">Η τελευταία αναθεωρημένη έκδοση του TPM 1.2 ανακοινώθηκε το Μάρτιο του 2011</text:span></text:p>
            <text:p text:style-name="P12"><text:span text:style-name="T2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Placeholder 13" draw:style-name="gr23" draw:text-style-name="P13" draw:layer="layout" svg:width="8.818cm" svg:height="0.729cm" svg:x="11.167cm" svg:y="3.531cm">
            <text:p text:style-name="P12"><text:span text:style-name="T3">TPM 1.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그룹 585">
          <draw:custom-shape draw:name="Text Placeholder 12" draw:style-name="gr24" draw:text-style-name="P13" draw:layer="layout" svg:width="6.113cm" svg:height="1.661cm" svg:x="16.894cm" svg:y="9.49cm">
            <text:p text:style-name="P12"><text:span text:style-name="T2">Η AMD το 2013 πρόσθεσε στους επεξεργαστές της την τεχνολογία AMD Secure Technolog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Placeholder 13" draw:style-name="gr25" draw:text-style-name="P13" draw:layer="layout" svg:width="6.113cm" svg:height="0.731cm" svg:x="16.856cm" svg:y="8.797cm">
            <text:p text:style-name="P12"><text:span text:style-name="T3">AMD Secure Technolog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그룹 588">
          <draw:custom-shape draw:name="Text Placeholder 12" draw:style-name="gr26" draw:text-style-name="P13" draw:layer="layout" svg:width="5.895cm" svg:height="1.661cm" svg:x="21.964cm" svg:y="3.43cm">
            <text:p text:style-name="P12"><text:span text:style-name="T2">Από τη γενιά Skylake και μετά η Intel ενσωματώνει τη τεχνολογία SGX στου επεξεργαστές της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Placeholder 13" draw:style-name="gr27" draw:text-style-name="P13" draw:layer="layout" svg:width="5.893cm" svg:height="0.73cm" svg:x="21.929cm" svg:y="2.737cm">
            <text:p text:style-name="P12"><text:span text:style-name="T3">Intel SG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그룹 541">
          <draw:custom-shape draw:name="Oval 12" draw:style-name="gr28" draw:text-style-name="P14" draw:layer="layout" svg:width="2.51cm" svg:height="2.654cm" svg:x="4.249cm" svg:y="6.04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7" draw:style-name="gr29" draw:text-style-name="P1" draw:layer="layout" svg:width="1.524cm" svg:height="1.614cm" svg:x="4.742cm" svg:y="6.56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직사각형 113" draw:style-name="gr30" draw:text-style-name="P16" draw:layer="layout" svg:width="2.093cm" svg:height="0.927cm" svg:x="4.469cm" svg:y="6.897cm">
            <text:p text:style-name="P15"><text:span text:style-name="T4">199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31" draw:layer="layout" svg:width="14.848cm" svg:height="11.136cm" svg:x="3.075cm" svg:y="2.257cm" draw:page-number="1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 Unicode MS" svg:font-family="'Arial Unicode M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none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32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9.2000007629395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265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3.6000003814697pt" fo:letter-spacing="normal" fo:font-style="normal" style:text-underline-style="none" fo:font-weight="normal" style:font-name-asian="Arial Unicode MS" style:font-family-asian="'Arial Unicode MS'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194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2.1999998092651pt" fo:letter-spacing="normal" fo:font-style="normal" style:text-underline-style="none" fo:font-weight="normal" style:font-name-asian="Arial Unicode MS" style:font-family-asian="'Arial Unicode MS'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126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2.1999998092651pt" fo:letter-spacing="normal" fo:font-style="normal" style:text-underline-style="none" fo:font-weight="normal" style:font-name-asian="Arial Unicode MS" style:font-family-asian="'Arial Unicode MS'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059cm" fo:margin-bottom="0cm" fo:text-indent="0cm"/>
      <style:text-properties fo:font-size="13.6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059cm" fo:margin-bottom="0cm" fo:text-indent="0cm"/>
      <style:text-properties fo:font-size="13.6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059cm" fo:margin-bottom="0cm" fo:text-indent="0cm"/>
      <style:text-properties fo:font-size="13.6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059cm" fo:margin-bottom="0cm" fo:text-indent="0cm"/>
      <style:text-properties fo:font-size="13.6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059cm" fo:margin-bottom="0cm" fo:text-indent="0cm"/>
      <style:text-properties fo:font-size="13.6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2.1999998092651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991cm" fo:margin-bottom="0.991cm" fo:margin-left="0.991cm" fo:margin-right="0.991cm" fo:page-width="29.693cm" fo:page-height="15.24cm" style:print-orientation="landscape"/>
    </style:page-layout>
    <style:style style:name="Mdp1" style:family="drawing-page">
      <style:drawing-page-properties draw:background-size="border" draw:fill="none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2" style:family="presentation" style:parent-style-name="Title_20_Slide-outline1">
      <style:graphic-properties draw:stroke="none" svg:stroke-width="0cm" draw:fill="none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7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true"/>
    </style:style>
    <style:style style:name="MP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48pt" fo:letter-spacing="normal" fo:font-style="normal" style:text-underline-style="none" fo:font-weight="bold" style:font-name-asian="Arial Unicode MS" style:font-size-asian="48pt" style:font-style-asian="normal" style:font-weight-asian="bold" style:font-size-complex="48pt" style:font-style-complex="normal" style:font-weight-complex="bold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 Unicode MS" style:font-size-asian="24pt" style:font-style-asian="normal" style:font-weight-asian="normal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4.618cm" svg:x="1cm" svg:y="3.963cm"/>
      <draw:page-thumbnail draw:layer="backgroundobjects" svg:width="8.999cm" svg:height="4.618cm" svg:x="1cm" svg:y="12.539cm"/>
      <draw:page-thumbnail draw:layer="backgroundobjects" svg:width="8.999cm" svg:height="4.618cm" svg:x="1cm" svg:y="21.115cm"/>
      <draw:page-thumbnail draw:layer="backgroundobjects" svg:width="8.999cm" svg:height="4.618cm" svg:x="11cm" svg:y="3.963cm"/>
      <draw:page-thumbnail draw:layer="backgroundobjects" svg:width="8.999cm" svg:height="4.618cm" svg:x="11cm" svg:y="12.539cm"/>
      <draw:page-thumbnail draw:layer="backgroundobjects" svg:width="8.999cm" svg:height="4.618cm" svg:x="11cm" svg:y="21.115cm"/>
    </style:handout-master>
    <style:master-page style:name="Title_20_Slide" style:display-name="Title Slide" style:page-layout-name="PM1" draw:style-name="Mdp1">
      <draw:frame draw:name="Title Placeholder 1" presentation:style-name="Mpr1" draw:text-style-name="MP6" draw:layer="backgroundobjects" svg:width="27.711cm" svg:height="1.499cm" svg:x="0.991cm" svg:y="1.367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텍스트 개체 틀 2" presentation:style-name="Mpr2" draw:text-style-name="MP8" draw:layer="backgroundobjects" svg:width="27.711cm" svg:height="0.81cm" svg:x="0.991cm" svg:y="2.924cm" presentation:class="outline" presentation:user-transformed="true">
        <draw:text-box>
          <text:list text:style-name="ML2">
            <text:list-item>
              <text:p text:style-name="MP7"><text:span text:style-name="MT3">Subtitle in this line</text:span></text:p>
            </text:list-item>
          </text:list>
        </draw:text-box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googleslidesppt.com;allppt.com</meta:initial-creator>
    <meta:editing-cycles>37</meta:editing-cycles>
    <meta:creation-date>2018-02-18T19:39:47</meta:creation-date>
    <dc:date>2018-09-20T12:21:24.642729404</dc:date>
    <meta:editing-duration>P7DT19H36M20S</meta:editing-duration>
    <meta:generator>LibreOffice/5.4.6.2$Linux_X86_64 LibreOffice_project/40m0$Build-2</meta:generator>
    <meta:document-statistic meta:object-count="60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와이드스크린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